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solid" draw:fill-color="#5c8526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draw:shadow="visible"/>
    </style:style>
    <style:style style:name="gr9" style:family="graphic" style:parent-style-name="standard">
      <style:graphic-properties draw:fill="solid" draw:fill-color="#ffff00" draw:textarea-horizontal-align="justify" draw:textarea-vertical-align="middle" draw:auto-grow-height="false" draw:shadow="visible"/>
    </style:style>
    <style:style style:name="gr10" style:family="graphic" style:parent-style-name="standard">
      <style:graphic-properties draw:fill="solid" draw:fill-color="#ff3333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7cm" fo:min-width="0.771cm"/>
    </style:style>
    <style:style style:name="pr1" style:family="presentation" style:parent-style-name="Padrão-title">
      <style:graphic-properties draw:fill-color="#ffffff" fo:min-height="3.256cm"/>
    </style:style>
    <style:style style:name="pr2" style:family="presentation" style:parent-style-name="Padrão-outline1">
      <style:graphic-properties draw:fill-color="#ffffff" fo:min-height="13.609cm"/>
    </style:style>
    <style:style style:name="pr3" style:family="presentation" style:parent-style-name="Padrão-notes">
      <style:graphic-properties draw:fill-color="#ffffff" draw:auto-grow-height="true" fo:min-height="12.573cm"/>
    </style:style>
    <style:style style:name="pr4" style:family="presentation" style:parent-style-name="Padrão-title">
      <style:graphic-properties draw:fill-color="#ffffff" draw:auto-grow-height="true" fo:min-height="3.507cm"/>
    </style:style>
    <style:style style:name="pr5" style:family="presentation" style:parent-style-name="Padrão-notes">
      <style:graphic-properties draw:fill-color="#ffffff" fo:min-height="12.322cm"/>
    </style:style>
    <style:style style:name="pr6" style:family="presentation" style:parent-style-name="Padrão-title">
      <style:graphic-properties fo:min-height="3.256cm"/>
    </style:style>
    <style:style style:name="pr7" style:family="presentation" style:parent-style-name="Padrão-outline1">
      <style:graphic-properties draw:fill-color="#ffffff" fo:min-height="5.88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18pt"/>
    </style:style>
    <style:style style:name="P8" style:family="paragraph">
      <style:text-properties fo:font-size="20pt"/>
    </style:style>
    <style:style style:name="P9" style:family="paragraph">
      <style:paragraph-properties fo:margin-left="1.2cm" fo:margin-right="0cm" fo:text-indent="-0.9cm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paragraph-properties fo:text-align="center"/>
      <style:text-properties fo:font-size="36pt" style:font-size-asian="36pt" style:font-size-complex="36pt"/>
    </style:style>
    <style:style style:name="P14" style:family="paragraph">
      <style:paragraph-properties fo:text-align="center"/>
      <style:text-properties fo:font-size="28pt" style:font-size-asian="28pt" style:font-size-complex="28pt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paragraph-properties fo:margin-left="0cm" fo:margin-right="0cm" fo:text-align="center" fo:text-indent="0cm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Preparação Teste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Flip flop</text:p>
              </text:list-item>
              <text:list-item>
                <text:p text:style-name="P1">Registrador</text:p>
              </text:list-item>
              <text:list-item>
                <text:p text:style-name="P1">Contador</text:p>
              </text:list-item>
              <text:list-item>
                <text:p text:style-name="P1"><text:span text:style-name="T1">Maquina com contador em memória</text:span></text:p>
              </text:list-item>
              <text:list-item>
                <text:p text:style-name="P1"><text:span text:style-name="T1">Maquina com porta</text:span></text:p>
              </text:list-item>
              <text:list-item>
                <text:p text:style-name="P1"><text:span text:style-name="T1">Maquina em memória para controle (elevador)</text:span></text:p>
              </text:list-item>
              <text:list-item>
                <text:p text:style-name="P1"><text:span text:style-name="T1">Maquina para memória cach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Máquina com Contador</text:p>
          </draw:text-box>
        </draw:frame>
        <draw:circle draw:style-name="gr2" draw:text-style-name="P4" draw:layer="layout" svg:width="2.54cm" svg:height="2.54cm" svg:x="3.175cm" svg:y="8.255cm">
          <text:p text:style-name="P3">0</text:p>
        </draw:circle>
        <draw:circle draw:style-name="gr2" draw:text-style-name="P4" draw:layer="layout" svg:width="2.54cm" svg:height="2.54cm" svg:x="8.255cm" svg:y="8.255cm">
          <text:p text:style-name="P3">1</text:p>
        </draw:circle>
        <draw:circle draw:style-name="gr2" draw:text-style-name="P4" draw:layer="layout" svg:width="2.54cm" svg:height="2.54cm" svg:x="17.145cm" svg:y="8.255cm">
          <text:p text:style-name="P3">3</text:p>
        </draw:circle>
        <draw:circle draw:style-name="gr2" draw:text-style-name="P4" draw:layer="layout" svg:width="2.54cm" svg:height="2.54cm" svg:x="12.7cm" svg:y="8.255cm">
          <text:p text:style-name="P3">2</text:p>
        </draw:circle>
        <draw:frame draw:style-name="gr3" draw:text-style-name="P5" draw:layer="layout" svg:width="17.727cm" svg:height="2.301cm" svg:x="3.175cm" svg:y="5.08cm">
          <draw:text-box>
            <text:p text:style-name="P1"><text:span text:style-name="T2">Contador para sequencia 0,2,0,3,0,2,0,3...</text:span></text:p>
            <text:p text:style-name="P1"><text:span text:style-name="T2">solução 4 estados</text:span></text:p>
          </draw:text-box>
        </draw:frame>
        <draw:line draw:style-name="gr4" draw:text-style-name="P4" draw:layer="layout" svg:x1="5.715cm" svg:y1="9.525cm" svg:x2="8.255cm" svg:y2="9.525cm">
          <text:p text:style-name="P3">0</text:p>
        </draw:line>
        <draw:line draw:style-name="gr4" draw:text-style-name="P4" draw:layer="layout" svg:x1="10.795cm" svg:y1="9.525cm" svg:x2="12.7cm" svg:y2="9.525cm">
          <text:p text:style-name="P3">2</text:p>
        </draw:line>
        <draw:line draw:style-name="gr4" draw:text-style-name="P4" draw:layer="layout" svg:x1="15.24cm" svg:y1="9.525cm" svg:x2="17.145cm" svg:y2="9.525cm">
          <text:p text:style-name="P3">0</text:p>
        </draw:line>
        <draw:line draw:style-name="gr2" draw:text-style-name="P4" draw:layer="layout" svg:x1="18.415cm" svg:y1="10.795cm" svg:x2="7.62cm" svg:y2="15.24cm">
          <text:p text:style-name="P3">3</text:p>
        </draw:line>
        <draw:line draw:style-name="gr5" draw:text-style-name="P4" draw:layer="layout" svg:x1="7.62cm" svg:y1="15.24cm" svg:x2="5.08cm" svg:y2="10.795cm">
          <text:p/>
        </draw:line>
        <draw:frame draw:style-name="gr3" draw:layer="layout" svg:width="0.853cm" svg:height="0.962cm" svg:x="9.525cm" svg:y="13.008cm">
          <draw:text-box>
            <text:p text:style-name="P1">3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Máquina com Contador</text:p>
          </draw:text-box>
        </draw:frame>
        <draw:circle draw:style-name="gr2" draw:text-style-name="P4" draw:layer="layout" svg:width="2.54cm" svg:height="2.54cm" svg:x="3.175cm" svg:y="8.255cm">
          <text:p text:style-name="P3">0</text:p>
        </draw:circle>
        <draw:circle draw:style-name="gr2" draw:text-style-name="P4" draw:layer="layout" svg:width="2.54cm" svg:height="2.54cm" svg:x="8.255cm" svg:y="8.255cm">
          <text:p text:style-name="P3">1</text:p>
        </draw:circle>
        <draw:circle draw:style-name="gr2" draw:text-style-name="P4" draw:layer="layout" svg:width="2.54cm" svg:height="2.54cm" svg:x="17.145cm" svg:y="8.255cm">
          <text:p text:style-name="P3">3</text:p>
        </draw:circle>
        <draw:circle draw:style-name="gr2" draw:text-style-name="P4" draw:layer="layout" svg:width="2.54cm" svg:height="2.54cm" svg:x="12.7cm" svg:y="8.255cm">
          <text:p text:style-name="P3">2</text:p>
        </draw:circle>
        <draw:frame draw:style-name="gr3" draw:text-style-name="P5" draw:layer="layout" svg:width="17.727cm" svg:height="2.301cm" svg:x="3.175cm" svg:y="5.08cm">
          <draw:text-box>
            <text:p text:style-name="P1"><text:span text:style-name="T2">Contador para sequencia 0,2,0,3,0,2,0,3...</text:span></text:p>
            <text:p text:style-name="P1"><text:span text:style-name="T2">solução 4 estados</text:span></text:p>
          </draw:text-box>
        </draw:frame>
        <draw:line draw:style-name="gr4" draw:text-style-name="P4" draw:layer="layout" svg:x1="5.715cm" svg:y1="9.525cm" svg:x2="8.255cm" svg:y2="9.525cm">
          <text:p text:style-name="P3">0</text:p>
        </draw:line>
        <draw:line draw:style-name="gr4" draw:text-style-name="P4" draw:layer="layout" svg:x1="10.795cm" svg:y1="9.525cm" svg:x2="12.7cm" svg:y2="9.525cm">
          <text:p text:style-name="P3">2</text:p>
        </draw:line>
        <draw:line draw:style-name="gr4" draw:text-style-name="P4" draw:layer="layout" svg:x1="15.24cm" svg:y1="9.525cm" svg:x2="17.145cm" svg:y2="9.525cm">
          <text:p text:style-name="P3">0</text:p>
        </draw:line>
        <draw:line draw:style-name="gr2" draw:text-style-name="P4" draw:layer="layout" svg:x1="18.415cm" svg:y1="10.795cm" svg:x2="7.62cm" svg:y2="15.24cm">
          <text:p text:style-name="P3">3</text:p>
        </draw:line>
        <draw:line draw:style-name="gr5" draw:text-style-name="P4" draw:layer="layout" svg:x1="7.62cm" svg:y1="15.24cm" svg:x2="5.08cm" svg:y2="10.795cm">
          <text:p/>
        </draw:line>
        <draw:frame draw:style-name="gr3" draw:layer="layout" svg:width="0.853cm" svg:height="0.962cm" svg:x="9.525cm" svg:y="13.008cm">
          <draw:text-box>
            <text:p text:style-name="P1">3</text:p>
          </draw:text-box>
        </draw:frame>
        <draw:frame draw:style-name="gr3" draw:layer="layout" svg:width="8.126cm" svg:height="3.095cm" svg:x="16.51cm" svg:y="15.096cm">
          <draw:text-box>
            <text:p>0 = <text:s/>00 <text:s text:c="2"/>tudo desligado</text:p>
            <text:p>2 = <text:s/>10 <text:s text:c="2"/>liga motor sobe</text:p>
            <text:p>0 = <text:s/>00 <text:s text:c="2"/>desliga</text:p>
            <text:p>3 = <text:s/>11 <text:s text:c="2"/>liga motor e desce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9">
        <office:forms form:automatic-focus="false" form:apply-design-mode="false"/>
        <draw:rect draw:style-name="gr6" draw:text-style-name="P4" draw:layer="layout" svg:width="8.255cm" svg:height="7.62cm" svg:x="16.01cm" svg:y="10.595cm">
          <text:p/>
        </draw:rect>
        <draw:frame presentation:style-name="pr4" draw:text-style-name="P1" draw:layer="layout" svg:width="25.199cm" svg:height="3.507cm" svg:x="1.4cm" svg:y="0.837cm" presentation:class="title">
          <draw:text-box>
            <text:p text:style-name="P1">Máquina com Contador</text:p>
          </draw:text-box>
        </draw:frame>
        <draw:circle draw:style-name="gr2" draw:text-style-name="P4" draw:layer="layout" svg:width="2.54cm" svg:height="2.54cm" svg:x="0.635cm" svg:y="3.81cm">
          <text:p text:style-name="P3">0</text:p>
        </draw:circle>
        <draw:circle draw:style-name="gr2" draw:text-style-name="P4" draw:layer="layout" svg:width="2.54cm" svg:height="2.54cm" svg:x="5.715cm" svg:y="3.81cm">
          <text:p text:style-name="P3">1</text:p>
        </draw:circle>
        <draw:circle draw:style-name="gr2" draw:text-style-name="P4" draw:layer="layout" svg:width="2.54cm" svg:height="2.54cm" svg:x="14.605cm" svg:y="3.81cm">
          <text:p text:style-name="P3">3</text:p>
        </draw:circle>
        <draw:circle draw:style-name="gr2" draw:text-style-name="P4" draw:layer="layout" svg:width="2.54cm" svg:height="2.54cm" svg:x="10.16cm" svg:y="3.81cm">
          <text:p text:style-name="P3">2</text:p>
        </draw:circle>
        <draw:line draw:style-name="gr4" draw:text-style-name="P4" draw:layer="layout" svg:x1="3.175cm" svg:y1="5.08cm" svg:x2="5.715cm" svg:y2="5.08cm">
          <text:p text:style-name="P3">0</text:p>
        </draw:line>
        <draw:line draw:style-name="gr4" draw:text-style-name="P4" draw:layer="layout" svg:x1="8.255cm" svg:y1="5.08cm" svg:x2="10.16cm" svg:y2="5.08cm">
          <text:p text:style-name="P3">2</text:p>
        </draw:line>
        <draw:line draw:style-name="gr4" draw:text-style-name="P4" draw:layer="layout" svg:x1="12.7cm" svg:y1="5.08cm" svg:x2="14.605cm" svg:y2="5.08cm">
          <text:p text:style-name="P3">0</text:p>
        </draw:line>
        <draw:line draw:style-name="gr2" draw:text-style-name="P4" draw:layer="layout" svg:x1="15.875cm" svg:y1="6.35cm" svg:x2="5.08cm" svg:y2="10.795cm">
          <text:p text:style-name="P3">3</text:p>
        </draw:line>
        <draw:line draw:style-name="gr5" draw:text-style-name="P4" draw:layer="layout" svg:x1="5.08cm" svg:y1="10.795cm" svg:x2="2.54cm" svg:y2="6.35cm">
          <text:p/>
        </draw:line>
        <draw:frame draw:style-name="gr3" draw:layer="layout" svg:width="0.853cm" svg:height="0.962cm" svg:x="6.985cm" svg:y="8.563cm">
          <draw:text-box>
            <text:p text:style-name="P1">3</text:p>
          </draw:text-box>
        </draw:frame>
        <draw:frame draw:style-name="gr3" draw:text-style-name="P6" draw:layer="layout" svg:width="10.831cm" svg:height="5.756cm" svg:x="12.065cm" svg:y="10.795cm">
          <draw:text-box>
            <text:p text:style-name="P1"><text:span text:style-name="T3">Estado <text:s text:c="2"/>Proximo Saida</text:span></text:p>
            <text:p text:style-name="P1"><text:span text:style-name="T3">0 <text:s text:c="17"/>1 <text:s text:c="8"/>0</text:span></text:p>
            <text:p text:style-name="P1"><text:span text:style-name="T3">1 <text:s text:c="17"/>2 <text:s text:c="8"/>2</text:span></text:p>
            <text:p text:style-name="P1"><text:span text:style-name="T3">2 <text:s text:c="17"/>3 <text:s text:c="8"/>0</text:span></text:p>
            <text:p text:style-name="P1"><text:span text:style-name="T3">3 <text:s text:c="17"/>0 <text:s text:c="8"/>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9">
        <office:forms form:automatic-focus="false" form:apply-design-mode="false"/>
        <draw:rect draw:style-name="gr6" draw:text-style-name="P4" draw:layer="layout" svg:width="8.255cm" svg:height="7.62cm" svg:x="5.715cm" svg:y="4.445cm">
          <text:p/>
        </draw:rect>
        <draw:frame presentation:style-name="pr4" draw:text-style-name="P1" draw:layer="layout" svg:width="25.199cm" svg:height="3.507cm" svg:x="1.4cm" svg:y="0.837cm" presentation:class="title">
          <draw:text-box>
            <text:p text:style-name="P1">Máquina com Contador</text:p>
          </draw:text-box>
        </draw:frame>
        <draw:frame draw:style-name="gr3" draw:text-style-name="P6" draw:layer="layout" svg:width="11.835cm" svg:height="5.756cm" svg:x="1.77cm" svg:y="4.645cm">
          <draw:text-box>
            <text:p text:style-name="P1"><text:span text:style-name="T3">Estado <text:s text:c="2"/>Proximo Saida</text:span></text:p>
            <text:p text:style-name="P1"><text:span text:style-name="T3">0 <text:s text:c="13"/>1=01 <text:s text:c="8"/>0=00</text:span></text:p>
            <text:p text:style-name="P1"><text:span text:style-name="T3">1 <text:s text:c="13"/>2=10 <text:s text:c="8"/>2=10</text:span></text:p>
            <text:p text:style-name="P1"><text:span text:style-name="T3">2 <text:s text:c="13"/>3=11 <text:s text:c="8"/>0=00</text:span></text:p>
            <text:p text:style-name="P1"><text:span text:style-name="T3">3 <text:s text:c="13"/>0=00 <text:s text:c="8"/>3=11</text:span></text:p>
          </draw:text-box>
        </draw:frame>
        <draw:frame draw:style-name="gr3" draw:text-style-name="P6" draw:layer="layout" svg:width="8.918cm" svg:height="3.554cm" svg:x="19.05cm" svg:y="6.985cm">
          <draw:text-box>
            <text:p text:style-name="P1"><text:span text:style-name="T3">4 bits</text:span></text:p>
            <text:p text:style-name="P1"><text:span text:style-name="T3">2 bits para proximo</text:span></text:p>
            <text:p text:style-name="P1"><text:span text:style-name="T3">2 bits para saida</text:span></text:p>
          </draw:text-box>
        </draw:frame>
        <draw:rect draw:style-name="gr6" draw:text-style-name="P4" draw:layer="layout" svg:width="8.255cm" svg:height="7.62cm" svg:x="5.72cm" svg:y="12.065cm">
          <text:p/>
        </draw:rect>
        <draw:frame draw:style-name="gr3" draw:text-style-name="P6" draw:layer="layout" svg:width="11.737cm" svg:height="5.756cm" svg:x="1.775cm" svg:y="12.265cm">
          <draw:text-box>
            <text:p text:style-name="P1"><text:span text:style-name="T3">Estado <text:s text:c="2"/>Proximo Saida</text:span></text:p>
            <text:p text:style-name="P1"><text:span text:style-name="T3">0 <text:s text:c="12"/>01 <text:s text:c="10"/>00 <text:s/>=4</text:span></text:p>
            <text:p text:style-name="P1"><text:span text:style-name="T3">1 <text:s text:c="12"/>10 <text:s text:c="10"/>10 <text:s/>=A</text:span></text:p>
            <text:p text:style-name="P1"><text:span text:style-name="T3">2 <text:s text:c="12"/>11 <text:s text:c="10"/>00 <text:s/>=C</text:span></text:p>
            <text:p text:style-name="P1"><text:span text:style-name="T3">3 <text:s text:c="12"/>00 <text:s text:c="10"/>11 <text:s/>=3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Máquina com Contador</text:p>
          </draw:text-box>
        </draw:frame>
        <draw:frame draw:style-name="gr3" draw:text-style-name="P6" draw:layer="layout" svg:width="8.918cm" svg:height="3.554cm" svg:x="19.05cm" svg:y="6.985cm">
          <draw:text-box>
            <text:p text:style-name="P1"><text:span text:style-name="T3">4 bits</text:span></text:p>
            <text:p text:style-name="P1"><text:span text:style-name="T3">2 bits para proximo</text:span></text:p>
            <text:p text:style-name="P1"><text:span text:style-name="T3">2 bits para saida</text:span></text:p>
          </draw:text-box>
        </draw:frame>
        <draw:rect draw:style-name="gr6" draw:text-style-name="P4" draw:layer="layout" svg:width="8.255cm" svg:height="7.62cm" svg:x="8.89cm" svg:y="5.08cm">
          <text:p/>
        </draw:rect>
        <draw:frame draw:style-name="gr3" draw:text-style-name="P6" draw:layer="layout" svg:width="11.737cm" svg:height="5.756cm" svg:x="4.945cm" svg:y="5.28cm">
          <draw:text-box>
            <text:p text:style-name="P1"><text:span text:style-name="T3">Estado <text:s text:c="2"/>Proximo Saida</text:span></text:p>
            <text:p text:style-name="P1"><text:span text:style-name="T3">0 <text:s text:c="12"/>01 <text:s text:c="10"/>00 <text:s/>=4</text:span></text:p>
            <text:p text:style-name="P1"><text:span text:style-name="T3">1 <text:s text:c="12"/>10 <text:s text:c="10"/>10 <text:s/>=A</text:span></text:p>
            <text:p text:style-name="P1"><text:span text:style-name="T3">2 <text:s text:c="12"/>11 <text:s text:c="10"/>00 <text:s/>=C</text:span></text:p>
            <text:p text:style-name="P1"><text:span text:style-name="T3">3 <text:s text:c="12"/>00 <text:s text:c="10"/>11 <text:s/>=3 </text:span></text:p>
          </draw:text-box>
        </draw:frame>
        <draw:line draw:style-name="gr6" draw:text-style-name="P4" draw:layer="layout" svg:x1="13.97cm" svg:y1="12.7cm" svg:x2="13.97cm" svg:y2="15.24cm">
          <text:p/>
        </draw:line>
        <draw:line draw:style-name="gr5" draw:text-style-name="P4" draw:layer="layout" svg:x1="13.97cm" svg:y1="15.24cm" svg:x2="19.05cm" svg:y2="15.24cm">
          <text:p/>
        </draw:line>
        <draw:frame draw:style-name="gr3" draw:layer="layout" svg:width="2.013cm" svg:height="0.962cm" svg:x="19.577cm" svg:y="14.605cm">
          <draw:text-box>
            <text:p text:style-name="P1">saida</text:p>
          </draw:text-box>
        </draw:frame>
        <draw:line draw:style-name="gr5" draw:text-style-name="P4" draw:layer="layout" svg:x1="11.43cm" svg:y1="12.7cm" svg:x2="11.43cm" svg:y2="14.605cm">
          <text:p/>
        </draw:line>
        <draw:rect draw:style-name="gr7" draw:text-style-name="P4" draw:layer="layout" svg:width="3.81cm" svg:height="2.54cm" svg:x="9.525cm" svg:y="14.605cm">
          <text:p text:style-name="P3">FF</text:p>
        </draw:rect>
        <draw:line draw:style-name="gr6" draw:text-style-name="P4" draw:layer="layout" svg:x1="8.89cm" svg:y1="15.875cm" svg:x2="6.985cm" svg:y2="15.875cm">
          <text:p/>
        </draw:line>
        <draw:line draw:style-name="gr6" draw:text-style-name="P4" draw:layer="layout" svg:x1="6.985cm" svg:y1="15.24cm" svg:x2="6.985cm" svg:y2="8.89cm">
          <text:p/>
        </draw:line>
        <draw:line draw:style-name="gr5" draw:text-style-name="P4" draw:layer="layout" svg:x1="6.985cm" svg:y1="8.89cm" svg:x2="8.89cm" svg:y2="8.89cm">
          <text:p/>
        </draw:line>
        <draw:frame draw:style-name="gr3" draw:layer="layout" svg:width="2.754cm" svg:height="0.962cm" svg:x="10.16cm" svg:y="17.453cm">
          <draw:text-box>
            <text:p text:style-name="P1">proximo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9">
        <office:forms form:automatic-focus="false" form:apply-design-mode="false"/>
        <draw:custom-shape draw:style-name="gr8" draw:text-style-name="P4" draw:layer="layout" svg:width="10.16cm" svg:height="3.81cm" svg:x="2.54cm" svg:y="13.635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256cm" svg:x="1.4cm" svg:y="0.962cm" presentation:class="title">
          <draw:text-box>
            <text:p>ROM em VHDL</text:p>
          </draw:text-box>
        </draw:frame>
        <draw:frame draw:style-name="gr3" draw:text-style-name="P7" draw:layer="layout" svg:width="18.727cm" svg:height="14.471cm" svg:x="1.905cm" svg:y="5.71cm">
          <draw:text-box>
            <text:p><text:span text:style-name="T4">library IEEE;</text:span></text:p>
            <text:p><text:span text:style-name="T4">use IEEE.std_logic_1164.all;</text:span></text:p>
            <text:p><text:span text:style-name="T4">use IEEE.Numeric_Std.all;</text:span></text:p>
            <text:p><text:span text:style-name="T4"><text:s/></text:span></text:p>
            <text:p><text:span text:style-name="T4">entity rom_contador1 is</text:span></text:p>
            <text:p><text:span text:style-name="T4"><text:s text:c="2"/></text:span><text:span text:style-name="T4">port (address : in std_logic_vector (1 downto 0);</text:span></text:p>
            <text:p><text:span text:style-name="T4"><text:s text:c="8"/></text:span><text:span text:style-name="T4">data : out std_logic_vector (3 downto 0));</text:span></text:p>
            <text:p><text:span text:style-name="T4">end entity rom_contador1;</text:span></text:p>
            <text:p><text:span text:style-name="T4"/></text:p>
            <text:p><text:span text:style-name="T4">architecture fsmrom of rom_contador1 is</text:span></text:p>
            <text:p><text:span text:style-name="T4"><text:s text:c="2"/></text:span><text:span text:style-name="T4">type rom_array is array (0 to 3) of std_logic_vector(3 downto 0);</text:span></text:p>
            <text:p><text:span text:style-name="T4"><text:s text:c="2"/></text:span><text:span text:style-name="T4">constant rom : rom_array := ("0100",</text:span></text:p>
            <text:p><text:span text:style-name="T4"><text:s text:c="31"/></text:span><text:span text:style-name="T4">"1010",</text:span></text:p>
            <text:p><text:span text:style-name="T4"><text:s text:c="31"/></text:span><text:span text:style-name="T4">"1100",</text:span></text:p>
            <text:p><text:span text:style-name="T4"><text:s text:c="31"/></text:span><text:span text:style-name="T4">"0011"</text:span></text:p>
            <text:p><text:span text:style-name="T4"><text:s text:c="30"/></text:span><text:span text:style-name="T4">);</text:span></text:p>
            <text:p><text:span text:style-name="T4">begin</text:span></text:p>
            <text:p><text:span text:style-name="T4"><text:s text:c="2"/></text:span><text:span text:style-name="T4">data &lt;= rom(to_integer(unsigned(address)));</text:span></text:p>
            <text:p><text:span text:style-name="T4">end architecture fsmrom;</text:span></text:p>
            <text:p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9">
        <office:forms form:automatic-focus="false" form:apply-design-mode="false"/>
        <draw:custom-shape draw:style-name="gr9" draw:text-style-name="P4" draw:layer="layout" svg:width="10.16cm" svg:height="3.175cm" svg:x="1.905cm" svg:y="15.875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256cm" svg:x="1.4cm" svg:y="-0.538cm" presentation:class="title" presentation:user-transformed="true">
          <draw:text-box>
            <text:p>Usando a ROM com FSM</text:p>
          </draw:text-box>
        </draw:frame>
        <draw:frame draw:style-name="gr3" draw:text-style-name="P7" draw:layer="layout" svg:width="16.538cm" svg:height="19.448cm" svg:x="0.635cm" svg:y="2.142cm">
          <draw:text-box>
            <text:p><text:span text:style-name="T4">library IEEE;</text:span></text:p>
            <text:p><text:span text:style-name="T4">use IEEE.STD_LOGIC_1164.ALL;</text:span></text:p>
            <text:p><text:span text:style-name="T4">library work;</text:span></text:p>
            <text:p><text:span text:style-name="T4">use work.ALL;</text:span></text:p>
            <text:p><text:span text:style-name="T4">use IEEE.Numeric_Std.all;</text:span></text:p>
            <text:p><text:span text:style-name="T4"><text:s/></text:span></text:p>
            <text:p><text:span text:style-name="T4">entity fsm_contador1 is</text:span></text:p>
            <text:p><text:span text:style-name="T4">port ( clk : in std_logic;</text:span></text:p>
            <text:p><text:span text:style-name="T4"><text:tab/></text:span><text:span text:style-name="T4"><text:tab/></text:span><text:span text:style-name="T4"> </text:span><text:span text:style-name="T4">count : out std_logic_vector(1 downto 0));</text:span></text:p>
            <text:p><text:span text:style-name="T4">end fsm_contador1;</text:span></text:p>
            <text:p><text:span text:style-name="T4"/></text:p>
            <text:p><text:span text:style-name="T4">architecture Behavioral of fsm_contador1 is</text:span></text:p>
            <text:p><text:span text:style-name="T4">signal address : std_logic_vector(1 downto 0);</text:span></text:p>
            <text:p><text:span text:style-name="T4">signal data : std_logic_vector(3 downto 0);</text:span></text:p>
            <text:p><text:span text:style-name="T4">begin</text:span></text:p>
            <text:p><text:span text:style-name="T4">rom : entity work.rom_contador1 port map(address,data);</text:span></text:p>
            <text:p><text:span text:style-name="T4"/></text:p>
            <text:p><text:span text:style-name="T4">fsmMemory : <text:s/>process(clk) </text:span></text:p>
            <text:p><text:span text:style-name="T4"><text:s text:c="2"/></text:span><text:span text:style-name="T4">begin</text:span></text:p>
            <text:p><text:span text:style-name="T4"><text:tab/></text:span><text:span text:style-name="T4">if (clk = '1' and clk'event) then </text:span></text:p>
            <text:p><text:span text:style-name="T4"><text:tab/></text:span><text:span text:style-name="T4"><text:tab/></text:span><text:span text:style-name="T4">address &lt;= data(3 downto 2);</text:span></text:p>
            <text:p><text:span text:style-name="T4"><text:tab/></text:span><text:span text:style-name="T4"><text:tab/></text:span><text:span text:style-name="T4">count &lt;= data(1 downto 0);</text:span></text:p>
            <text:p><text:span text:style-name="T4"><text:tab/></text:span><text:span text:style-name="T4">end if;</text:span></text:p>
            <text:p><text:span text:style-name="T4"><text:s text:c="2"/></text:span><text:span text:style-name="T4">end process;</text:span></text:p>
            <text:p><text:span text:style-name="T4"/></text:p>
            <text:p><text:span text:style-name="T4">end Behavioral;</text:span></text:p>
            <text:p><text:span text:style-name="T4"/></text:p>
          </draw:text-box>
        </draw:frame>
        <draw:line draw:style-name="gr5" draw:text-style-name="P4" draw:layer="layout" svg:x1="16.51cm" svg:y1="17.145cm" svg:x2="13.335cm" svg:y2="17.145cm">
          <text:p/>
        </draw:line>
        <draw:frame draw:style-name="gr3" draw:layer="layout" svg:width="7.614cm" svg:height="1.673cm" svg:x="17.78cm" svg:y="16.405cm">
          <draw:text-box>
            <text:p>Síncrono para a Maquina</text:p>
            <text:p>De estados funcionar....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Com Sinais de Entrada</text:p>
          </draw:text-box>
        </draw:frame>
        <draw:frame presentation:style-name="pr7" draw:text-style-name="P9" draw:layer="layout" svg:width="25.199cm" svg:height="5.881cm" svg:x="1.4cm" svg:y="4.914cm" presentation:class="outline" presentation:user-transformed="true">
          <draw:text-box>
            <text:list text:style-name="L2">
              <text:list-item>
                <text:p text:style-name="P1">Contador com uma entrada A</text:p>
              </text:list-item>
              <text:list-item>
                <text:p text:style-name="P1">Se A=0, contar 0,1,2,3,0,1,2,3,.....</text:p>
              </text:list-item>
              <text:list-item>
                <text:p text:style-name="P1">Se A=1, contar 3,2,1,0,3,2,1,0,....</text:p>
              </text:list-item>
            </text:list>
          </draw:text-box>
        </draw:frame>
        <draw:circle draw:style-name="gr2" draw:text-style-name="P4" draw:layer="layout" svg:width="1.905cm" svg:height="1.905cm" svg:x="3.81cm" svg:y="13.97cm">
          <text:p text:style-name="P3">0</text:p>
        </draw:circle>
        <draw:circle draw:style-name="gr2" draw:text-style-name="P4" draw:layer="layout" svg:width="1.905cm" svg:height="1.905cm" svg:x="9.525cm" svg:y="13.97cm">
          <text:p text:style-name="P3">1</text:p>
        </draw:circle>
        <draw:circle draw:style-name="gr2" draw:text-style-name="P4" draw:layer="layout" svg:width="1.905cm" svg:height="1.905cm" svg:x="14.605cm" svg:y="13.97cm">
          <text:p text:style-name="P3">2</text:p>
        </draw:circle>
        <draw:circle draw:style-name="gr2" draw:text-style-name="P4" draw:layer="layout" svg:width="1.905cm" svg:height="1.905cm" svg:x="20.955cm" svg:y="13.97cm">
          <text:p text:style-name="P3">3</text:p>
        </draw:circle>
        <draw:line draw:style-name="gr5" draw:text-style-name="P4" draw:layer="layout" svg:x1="5.715cm" svg:y1="14.605cm" svg:x2="9.525cm" svg:y2="14.605cm">
          <text:p/>
        </draw:line>
        <draw:line draw:style-name="gr5" draw:text-style-name="P4" draw:layer="layout" svg:x1="11.43cm" svg:y1="15.24cm" svg:x2="14.605cm" svg:y2="15.24cm">
          <text:p/>
        </draw:line>
        <draw:line draw:style-name="gr5" draw:text-style-name="P4" draw:layer="layout" svg:x1="16.51cm" svg:y1="15.24cm" svg:x2="20.955cm" svg:y2="15.24cm">
          <text:p/>
        </draw:line>
        <draw:line draw:style-name="gr6" draw:text-style-name="P4" draw:layer="layout" svg:x1="22.225cm" svg:y1="15.875cm" svg:x2="22.225cm" svg:y2="17.78cm">
          <text:p/>
        </draw:line>
        <draw:line draw:style-name="gr6" draw:text-style-name="P4" draw:layer="layout" svg:x1="21.59cm" svg:y1="17.78cm" svg:x2="5.08cm" svg:y2="17.78cm">
          <text:p/>
        </draw:line>
        <draw:line draw:style-name="gr5" draw:text-style-name="P4" draw:layer="layout" svg:x1="5.08cm" svg:y1="17.78cm" svg:x2="5.08cm" svg:y2="15.875cm">
          <text:p/>
        </draw:line>
        <draw:frame draw:style-name="gr3" draw:text-style-name="P10" draw:layer="layout" svg:width="2.39cm" svg:height="1.517cm" svg:x="5.865cm" svg:y="13.353cm">
          <draw:text-box>
            <text:p text:style-name="P1"><text:span text:style-name="T5">!a/0</text:span></text:p>
          </draw:text-box>
        </draw:frame>
        <draw:frame draw:style-name="gr3" draw:text-style-name="P10" draw:layer="layout" svg:width="2.39cm" svg:height="1.517cm" svg:x="11.265cm" svg:y="13.954cm">
          <draw:text-box>
            <text:p text:style-name="P1"><text:span text:style-name="T5">!a/1</text:span></text:p>
          </draw:text-box>
        </draw:frame>
        <draw:frame draw:style-name="gr3" draw:text-style-name="P10" draw:layer="layout" svg:width="2.39cm" svg:height="1.517cm" svg:x="16.565cm" svg:y="13.755cm">
          <draw:text-box>
            <text:p text:style-name="P1"><text:span text:style-name="T5">!a/2</text:span></text:p>
          </draw:text-box>
        </draw:frame>
        <draw:frame draw:style-name="gr3" draw:text-style-name="P10" draw:layer="layout" svg:width="2.39cm" svg:height="1.517cm" svg:x="16.565cm" svg:y="16.356cm">
          <draw:text-box>
            <text:p text:style-name="P1"><text:span text:style-name="T5">!a/3</text:span></text:p>
          </draw:text-box>
        </draw:frame>
        <draw:line draw:style-name="gr6" draw:text-style-name="P4" draw:layer="layout" svg:x1="4.445cm" svg:y1="15.875cm" svg:x2="4.445cm" svg:y2="18.415cm">
          <text:p/>
        </draw:line>
        <draw:line draw:style-name="gr5" draw:text-style-name="P4" draw:layer="layout" svg:x1="4.445cm" svg:y1="18.415cm" svg:x2="22.86cm" svg:y2="18.415cm">
          <text:p/>
        </draw:line>
        <draw:line draw:style-name="gr5" draw:text-style-name="P4" draw:layer="layout" svg:x1="22.86cm" svg:y1="18.415cm" svg:x2="22.86cm" svg:y2="15.875cm">
          <text:p/>
        </draw:line>
        <draw:line draw:style-name="gr5" draw:text-style-name="P4" draw:layer="layout" svg:x1="21.59cm" svg:y1="13.335cm" svg:x2="16.51cm" svg:y2="13.335cm">
          <text:p/>
        </draw:line>
        <draw:line draw:style-name="gr6" draw:text-style-name="P4" draw:layer="layout" svg:x1="16.51cm" svg:y1="13.335cm" svg:x2="15.875cm" svg:y2="13.97cm">
          <text:p/>
        </draw:line>
        <draw:line draw:style-name="gr6" draw:text-style-name="P4" draw:layer="layout" svg:x1="21.59cm" svg:y1="13.97cm" svg:x2="21.59cm" svg:y2="13.335cm">
          <text:p/>
        </draw:line>
        <draw:line draw:style-name="gr5" draw:text-style-name="P4" draw:layer="layout" svg:x1="15.24cm" svg:y1="15.875cm" svg:x2="12.065cm" svg:y2="16.51cm">
          <text:p/>
        </draw:line>
        <draw:line draw:style-name="gr5" draw:text-style-name="P4" draw:layer="layout" svg:x1="12.065cm" svg:y1="16.51cm" svg:x2="10.795cm" svg:y2="15.875cm">
          <text:p/>
        </draw:line>
        <draw:line draw:style-name="gr5" draw:text-style-name="P4" draw:layer="layout" svg:x1="9.525cm" svg:y1="15.875cm" svg:x2="8.89cm" svg:y2="15.875cm">
          <text:p/>
        </draw:line>
        <draw:line draw:style-name="gr5" draw:text-style-name="P4" draw:layer="layout" svg:x1="8.89cm" svg:y1="15.875cm" svg:x2="5.715cm" svg:y2="15.24cm">
          <text:p/>
        </draw:line>
        <draw:frame draw:style-name="gr3" draw:text-style-name="P10" draw:layer="layout" svg:width="2.077cm" svg:height="1.517cm" svg:x="7.135cm" svg:y="18.415cm">
          <draw:text-box>
            <text:p text:style-name="P1"><text:span text:style-name="T5">a/3</text:span></text:p>
          </draw:text-box>
        </draw:frame>
        <draw:frame draw:style-name="gr3" draw:text-style-name="P10" draw:layer="layout" svg:width="2.077cm" svg:height="1.517cm" svg:x="17.736cm" svg:y="11.916cm">
          <draw:text-box>
            <text:p text:style-name="P1"><text:span text:style-name="T5">a/2</text:span></text:p>
          </draw:text-box>
        </draw:frame>
        <draw:frame draw:style-name="gr3" draw:text-style-name="P10" draw:layer="layout" svg:width="2.077cm" svg:height="1.517cm" svg:x="13.335cm" svg:y="15.875cm">
          <draw:text-box>
            <text:p text:style-name="P1"><text:span text:style-name="T5">a/1</text:span></text:p>
          </draw:text-box>
        </draw:frame>
        <draw:frame draw:style-name="gr3" draw:text-style-name="P10" draw:layer="layout" svg:width="2.077cm" svg:height="1.517cm" svg:x="6.336cm" svg:y="15.576cm">
          <draw:text-box>
            <text:p text:style-name="P1"><text:span text:style-name="T5">a/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Com Sinais de Entrada</text:p>
          </draw:text-box>
        </draw:frame>
        <draw:circle draw:style-name="gr2" draw:text-style-name="P4" draw:layer="layout" svg:width="1.905cm" svg:height="1.905cm" svg:x="2.54cm" svg:y="5.864cm">
          <text:p text:style-name="P3">0</text:p>
        </draw:circle>
        <draw:circle draw:style-name="gr2" draw:text-style-name="P4" draw:layer="layout" svg:width="1.905cm" svg:height="1.905cm" svg:x="8.255cm" svg:y="5.864cm">
          <text:p text:style-name="P3">1</text:p>
        </draw:circle>
        <draw:circle draw:style-name="gr2" draw:text-style-name="P4" draw:layer="layout" svg:width="1.905cm" svg:height="1.905cm" svg:x="13.335cm" svg:y="5.864cm">
          <text:p text:style-name="P3">2</text:p>
        </draw:circle>
        <draw:circle draw:style-name="gr2" draw:text-style-name="P4" draw:layer="layout" svg:width="1.905cm" svg:height="1.905cm" svg:x="19.685cm" svg:y="5.864cm">
          <text:p text:style-name="P3">3</text:p>
        </draw:circle>
        <draw:line draw:style-name="gr5" draw:text-style-name="P4" draw:layer="layout" svg:x1="4.445cm" svg:y1="6.499cm" svg:x2="8.255cm" svg:y2="6.499cm">
          <text:p/>
        </draw:line>
        <draw:line draw:style-name="gr5" draw:text-style-name="P4" draw:layer="layout" svg:x1="10.16cm" svg:y1="7.134cm" svg:x2="13.335cm" svg:y2="7.134cm">
          <text:p/>
        </draw:line>
        <draw:line draw:style-name="gr5" draw:text-style-name="P4" draw:layer="layout" svg:x1="15.24cm" svg:y1="7.134cm" svg:x2="19.685cm" svg:y2="7.134cm">
          <text:p/>
        </draw:line>
        <draw:line draw:style-name="gr6" draw:text-style-name="P4" draw:layer="layout" svg:x1="20.955cm" svg:y1="7.769cm" svg:x2="20.955cm" svg:y2="9.674cm">
          <text:p/>
        </draw:line>
        <draw:line draw:style-name="gr6" draw:text-style-name="P4" draw:layer="layout" svg:x1="20.32cm" svg:y1="9.674cm" svg:x2="3.81cm" svg:y2="9.674cm">
          <text:p/>
        </draw:line>
        <draw:line draw:style-name="gr5" draw:text-style-name="P4" draw:layer="layout" svg:x1="3.81cm" svg:y1="9.674cm" svg:x2="3.81cm" svg:y2="7.769cm">
          <text:p/>
        </draw:line>
        <draw:frame draw:style-name="gr3" draw:text-style-name="P10" draw:layer="layout" svg:width="2.39cm" svg:height="1.517cm" svg:x="4.595cm" svg:y="5.247cm">
          <draw:text-box>
            <text:p text:style-name="P1"><text:span text:style-name="T5">!a/0</text:span></text:p>
          </draw:text-box>
        </draw:frame>
        <draw:frame draw:style-name="gr3" draw:text-style-name="P10" draw:layer="layout" svg:width="2.39cm" svg:height="1.517cm" svg:x="9.995cm" svg:y="5.848cm">
          <draw:text-box>
            <text:p text:style-name="P1"><text:span text:style-name="T5">!a/1</text:span></text:p>
          </draw:text-box>
        </draw:frame>
        <draw:frame draw:style-name="gr3" draw:text-style-name="P10" draw:layer="layout" svg:width="2.39cm" svg:height="1.517cm" svg:x="15.295cm" svg:y="5.649cm">
          <draw:text-box>
            <text:p text:style-name="P1"><text:span text:style-name="T5">!a/2</text:span></text:p>
          </draw:text-box>
        </draw:frame>
        <draw:frame draw:style-name="gr3" draw:text-style-name="P10" draw:layer="layout" svg:width="2.39cm" svg:height="1.517cm" svg:x="15.295cm" svg:y="8.25cm">
          <draw:text-box>
            <text:p text:style-name="P1"><text:span text:style-name="T5">!a/3</text:span></text:p>
          </draw:text-box>
        </draw:frame>
        <draw:line draw:style-name="gr6" draw:text-style-name="P4" draw:layer="layout" svg:x1="3.175cm" svg:y1="7.769cm" svg:x2="3.175cm" svg:y2="10.309cm">
          <text:p/>
        </draw:line>
        <draw:line draw:style-name="gr5" draw:text-style-name="P4" draw:layer="layout" svg:x1="3.175cm" svg:y1="10.309cm" svg:x2="21.59cm" svg:y2="10.309cm">
          <text:p/>
        </draw:line>
        <draw:line draw:style-name="gr5" draw:text-style-name="P4" draw:layer="layout" svg:x1="21.59cm" svg:y1="10.309cm" svg:x2="21.59cm" svg:y2="7.769cm">
          <text:p/>
        </draw:line>
        <draw:line draw:style-name="gr5" draw:text-style-name="P4" draw:layer="layout" svg:x1="20.32cm" svg:y1="5.229cm" svg:x2="15.24cm" svg:y2="5.229cm">
          <text:p/>
        </draw:line>
        <draw:line draw:style-name="gr6" draw:text-style-name="P4" draw:layer="layout" svg:x1="15.24cm" svg:y1="5.229cm" svg:x2="14.605cm" svg:y2="5.864cm">
          <text:p/>
        </draw:line>
        <draw:line draw:style-name="gr6" draw:text-style-name="P4" draw:layer="layout" svg:x1="20.32cm" svg:y1="5.864cm" svg:x2="20.32cm" svg:y2="5.229cm">
          <text:p/>
        </draw:line>
        <draw:line draw:style-name="gr5" draw:text-style-name="P4" draw:layer="layout" svg:x1="13.97cm" svg:y1="7.769cm" svg:x2="10.795cm" svg:y2="8.404cm">
          <text:p/>
        </draw:line>
        <draw:line draw:style-name="gr5" draw:text-style-name="P4" draw:layer="layout" svg:x1="10.795cm" svg:y1="8.404cm" svg:x2="9.525cm" svg:y2="7.769cm">
          <text:p/>
        </draw:line>
        <draw:line draw:style-name="gr5" draw:text-style-name="P4" draw:layer="layout" svg:x1="8.255cm" svg:y1="7.769cm" svg:x2="7.62cm" svg:y2="7.769cm">
          <text:p/>
        </draw:line>
        <draw:line draw:style-name="gr5" draw:text-style-name="P4" draw:layer="layout" svg:x1="7.62cm" svg:y1="7.769cm" svg:x2="4.445cm" svg:y2="7.134cm">
          <text:p/>
        </draw:line>
        <draw:frame draw:style-name="gr3" draw:text-style-name="P10" draw:layer="layout" svg:width="2.077cm" svg:height="1.517cm" svg:x="5.865cm" svg:y="10.309cm">
          <draw:text-box>
            <text:p text:style-name="P1"><text:span text:style-name="T5">a/3</text:span></text:p>
          </draw:text-box>
        </draw:frame>
        <draw:frame draw:style-name="gr3" draw:text-style-name="P10" draw:layer="layout" svg:width="2.077cm" svg:height="1.517cm" svg:x="16.466cm" svg:y="3.81cm">
          <draw:text-box>
            <text:p text:style-name="P1"><text:span text:style-name="T5">a/2</text:span></text:p>
          </draw:text-box>
        </draw:frame>
        <draw:frame draw:style-name="gr3" draw:text-style-name="P10" draw:layer="layout" svg:width="2.077cm" svg:height="1.517cm" svg:x="12.065cm" svg:y="7.769cm">
          <draw:text-box>
            <text:p text:style-name="P1"><text:span text:style-name="T5">a/1</text:span></text:p>
          </draw:text-box>
        </draw:frame>
        <draw:frame draw:style-name="gr3" draw:text-style-name="P10" draw:layer="layout" svg:width="2.077cm" svg:height="1.517cm" svg:x="5.066cm" svg:y="7.47cm">
          <draw:text-box>
            <text:p text:style-name="P1"><text:span text:style-name="T5">a/0</text:span></text:p>
          </draw:text-box>
        </draw:frame>
        <draw:frame draw:style-name="gr3" draw:text-style-name="P11" draw:layer="layout" svg:width="23.248cm" svg:height="3.401cm" svg:x="4.445cm" svg:y="13.97cm">
          <draw:text-box>
            <text:p text:style-name="P1"><text:span text:style-name="T6">Tabela ???</text:span></text:p>
            <text:p text:style-name="P1"><text:span text:style-name="T6">4 estados, 1 entrada, 2 bits de said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1">
        <office:forms form:automatic-focus="false" form:apply-design-mode="false"/>
        <draw:rect draw:style-name="gr6" draw:text-style-name="P4" draw:layer="layout" svg:width="8.255cm" svg:height="6.35cm" svg:x="12.7cm" svg:y="13.335cm">
          <text:p/>
        </draw:rect>
        <draw:frame presentation:style-name="pr4" draw:text-style-name="P1" draw:layer="layout" svg:width="25.199cm" svg:height="3.507cm" svg:x="1.4cm" svg:y="0.837cm" presentation:class="title">
          <draw:text-box>
            <text:p text:style-name="P1">Com Sinais de Entrada</text:p>
          </draw:text-box>
        </draw:frame>
        <draw:circle draw:style-name="gr2" draw:text-style-name="P4" draw:layer="layout" svg:width="1.905cm" svg:height="1.905cm" svg:x="2.54cm" svg:y="5.864cm">
          <text:p text:style-name="P3">0</text:p>
        </draw:circle>
        <draw:circle draw:style-name="gr2" draw:text-style-name="P4" draw:layer="layout" svg:width="1.905cm" svg:height="1.905cm" svg:x="8.255cm" svg:y="5.864cm">
          <text:p text:style-name="P3">1</text:p>
        </draw:circle>
        <draw:circle draw:style-name="gr2" draw:text-style-name="P4" draw:layer="layout" svg:width="1.905cm" svg:height="1.905cm" svg:x="13.335cm" svg:y="5.864cm">
          <text:p text:style-name="P3">2</text:p>
        </draw:circle>
        <draw:circle draw:style-name="gr2" draw:text-style-name="P4" draw:layer="layout" svg:width="1.905cm" svg:height="1.905cm" svg:x="19.685cm" svg:y="5.864cm">
          <text:p text:style-name="P3">3</text:p>
        </draw:circle>
        <draw:line draw:style-name="gr5" draw:text-style-name="P4" draw:layer="layout" svg:x1="4.445cm" svg:y1="6.499cm" svg:x2="8.255cm" svg:y2="6.499cm">
          <text:p/>
        </draw:line>
        <draw:line draw:style-name="gr5" draw:text-style-name="P4" draw:layer="layout" svg:x1="10.16cm" svg:y1="7.134cm" svg:x2="13.335cm" svg:y2="7.134cm">
          <text:p/>
        </draw:line>
        <draw:line draw:style-name="gr5" draw:text-style-name="P4" draw:layer="layout" svg:x1="15.24cm" svg:y1="7.134cm" svg:x2="19.685cm" svg:y2="7.134cm">
          <text:p/>
        </draw:line>
        <draw:line draw:style-name="gr6" draw:text-style-name="P4" draw:layer="layout" svg:x1="20.955cm" svg:y1="7.769cm" svg:x2="20.955cm" svg:y2="9.674cm">
          <text:p/>
        </draw:line>
        <draw:line draw:style-name="gr6" draw:text-style-name="P4" draw:layer="layout" svg:x1="20.32cm" svg:y1="9.674cm" svg:x2="3.81cm" svg:y2="9.674cm">
          <text:p/>
        </draw:line>
        <draw:line draw:style-name="gr5" draw:text-style-name="P4" draw:layer="layout" svg:x1="3.81cm" svg:y1="9.674cm" svg:x2="3.81cm" svg:y2="7.769cm">
          <text:p/>
        </draw:line>
        <draw:frame draw:style-name="gr3" draw:text-style-name="P10" draw:layer="layout" svg:width="2.39cm" svg:height="1.517cm" svg:x="4.595cm" svg:y="5.247cm">
          <draw:text-box>
            <text:p text:style-name="P1"><text:span text:style-name="T5">!a/0</text:span></text:p>
          </draw:text-box>
        </draw:frame>
        <draw:frame draw:style-name="gr3" draw:text-style-name="P10" draw:layer="layout" svg:width="2.39cm" svg:height="1.517cm" svg:x="9.995cm" svg:y="5.848cm">
          <draw:text-box>
            <text:p text:style-name="P1"><text:span text:style-name="T5">!a/1</text:span></text:p>
          </draw:text-box>
        </draw:frame>
        <draw:frame draw:style-name="gr3" draw:text-style-name="P10" draw:layer="layout" svg:width="2.39cm" svg:height="1.517cm" svg:x="15.295cm" svg:y="5.649cm">
          <draw:text-box>
            <text:p text:style-name="P1"><text:span text:style-name="T5">!a/2</text:span></text:p>
          </draw:text-box>
        </draw:frame>
        <draw:frame draw:style-name="gr3" draw:text-style-name="P10" draw:layer="layout" svg:width="2.39cm" svg:height="1.517cm" svg:x="15.295cm" svg:y="8.25cm">
          <draw:text-box>
            <text:p text:style-name="P1"><text:span text:style-name="T5">!a/3</text:span></text:p>
          </draw:text-box>
        </draw:frame>
        <draw:line draw:style-name="gr6" draw:text-style-name="P4" draw:layer="layout" svg:x1="3.175cm" svg:y1="7.769cm" svg:x2="3.175cm" svg:y2="10.309cm">
          <text:p/>
        </draw:line>
        <draw:line draw:style-name="gr5" draw:text-style-name="P4" draw:layer="layout" svg:x1="3.175cm" svg:y1="10.309cm" svg:x2="21.59cm" svg:y2="10.309cm">
          <text:p/>
        </draw:line>
        <draw:line draw:style-name="gr5" draw:text-style-name="P4" draw:layer="layout" svg:x1="21.59cm" svg:y1="10.309cm" svg:x2="21.59cm" svg:y2="7.769cm">
          <text:p/>
        </draw:line>
        <draw:line draw:style-name="gr5" draw:text-style-name="P4" draw:layer="layout" svg:x1="20.32cm" svg:y1="5.229cm" svg:x2="15.24cm" svg:y2="5.229cm">
          <text:p/>
        </draw:line>
        <draw:line draw:style-name="gr6" draw:text-style-name="P4" draw:layer="layout" svg:x1="15.24cm" svg:y1="5.229cm" svg:x2="14.605cm" svg:y2="5.864cm">
          <text:p/>
        </draw:line>
        <draw:line draw:style-name="gr6" draw:text-style-name="P4" draw:layer="layout" svg:x1="20.32cm" svg:y1="5.864cm" svg:x2="20.32cm" svg:y2="5.229cm">
          <text:p/>
        </draw:line>
        <draw:line draw:style-name="gr5" draw:text-style-name="P4" draw:layer="layout" svg:x1="13.97cm" svg:y1="7.769cm" svg:x2="10.795cm" svg:y2="8.404cm">
          <text:p/>
        </draw:line>
        <draw:line draw:style-name="gr5" draw:text-style-name="P4" draw:layer="layout" svg:x1="10.795cm" svg:y1="8.404cm" svg:x2="9.525cm" svg:y2="7.769cm">
          <text:p/>
        </draw:line>
        <draw:line draw:style-name="gr5" draw:text-style-name="P4" draw:layer="layout" svg:x1="8.255cm" svg:y1="7.769cm" svg:x2="7.62cm" svg:y2="7.769cm">
          <text:p/>
        </draw:line>
        <draw:line draw:style-name="gr5" draw:text-style-name="P4" draw:layer="layout" svg:x1="7.62cm" svg:y1="7.769cm" svg:x2="4.445cm" svg:y2="7.134cm">
          <text:p/>
        </draw:line>
        <draw:frame draw:style-name="gr3" draw:text-style-name="P10" draw:layer="layout" svg:width="2.077cm" svg:height="1.517cm" svg:x="5.865cm" svg:y="10.309cm">
          <draw:text-box>
            <text:p text:style-name="P1"><text:span text:style-name="T5">a/3</text:span></text:p>
          </draw:text-box>
        </draw:frame>
        <draw:frame draw:style-name="gr3" draw:text-style-name="P10" draw:layer="layout" svg:width="2.077cm" svg:height="1.517cm" svg:x="16.466cm" svg:y="3.81cm">
          <draw:text-box>
            <text:p text:style-name="P1"><text:span text:style-name="T5">a/2</text:span></text:p>
          </draw:text-box>
        </draw:frame>
        <draw:frame draw:style-name="gr3" draw:text-style-name="P10" draw:layer="layout" svg:width="2.077cm" svg:height="1.517cm" svg:x="12.065cm" svg:y="7.769cm">
          <draw:text-box>
            <text:p text:style-name="P1"><text:span text:style-name="T5">a/1</text:span></text:p>
          </draw:text-box>
        </draw:frame>
        <draw:frame draw:style-name="gr3" draw:text-style-name="P10" draw:layer="layout" svg:width="2.077cm" svg:height="1.517cm" svg:x="5.066cm" svg:y="7.47cm">
          <draw:text-box>
            <text:p text:style-name="P1"><text:span text:style-name="T5">a/0</text:span></text:p>
          </draw:text-box>
        </draw:frame>
        <draw:frame draw:style-name="gr3" draw:text-style-name="P12" draw:layer="layout" svg:width="12.47cm" svg:height="6.859cm" svg:x="7.62cm" svg:y="13.335cm">
          <draw:text-box>
            <text:p text:style-name="P1"><text:span text:style-name="T7">A <text:s text:c="4"/>Estado <text:s text:c="5"/>Proximo <text:s text:c="3"/>Saida</text:span></text:p>
            <text:p text:style-name="P1"><text:span text:style-name="T7">0 <text:s text:c="7"/>00 <text:s text:c="13"/>01 <text:s text:c="12"/>0</text:span></text:p>
            <text:p text:style-name="P1"><text:span text:style-name="T7">0 <text:s text:c="7"/>01 <text:s text:c="13"/>10 <text:s text:c="12"/>1</text:span></text:p>
            <text:p text:style-name="P1"><text:span text:style-name="T7">0 <text:s text:c="7"/>10 <text:s text:c="13"/>11 <text:s text:c="12"/>2</text:span></text:p>
            <text:p text:style-name="P1"><text:span text:style-name="T7">0 <text:s text:c="7"/>11 <text:s text:c="13"/>00 <text:s text:c="12"/>3</text:span></text:p>
            <text:p text:style-name="P1"><text:span text:style-name="T7">1 <text:s text:c="7"/>00 <text:s text:c="13"/>11 <text:s text:c="12"/>3</text:span></text:p>
            <text:p text:style-name="P1"><text:span text:style-name="T7">..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1">
        <office:forms form:automatic-focus="false" form:apply-design-mode="false"/>
        <draw:rect draw:style-name="gr6" draw:text-style-name="P4" draw:layer="layout" svg:width="8.255cm" svg:height="6.35cm" svg:x="12.7cm" svg:y="13.335cm">
          <text:p/>
        </draw:rect>
        <draw:frame presentation:style-name="pr4" draw:text-style-name="P1" draw:layer="layout" svg:width="25.199cm" svg:height="3.507cm" svg:x="1.4cm" svg:y="0.837cm" presentation:class="title">
          <draw:text-box>
            <text:p text:style-name="P1">Com Sinais de Entrada</text:p>
          </draw:text-box>
        </draw:frame>
        <draw:circle draw:style-name="gr2" draw:text-style-name="P4" draw:layer="layout" svg:width="1.905cm" svg:height="1.905cm" svg:x="2.54cm" svg:y="5.864cm">
          <text:p text:style-name="P3">0</text:p>
        </draw:circle>
        <draw:circle draw:style-name="gr2" draw:text-style-name="P4" draw:layer="layout" svg:width="1.905cm" svg:height="1.905cm" svg:x="8.255cm" svg:y="5.864cm">
          <text:p text:style-name="P3">1</text:p>
        </draw:circle>
        <draw:circle draw:style-name="gr2" draw:text-style-name="P4" draw:layer="layout" svg:width="1.905cm" svg:height="1.905cm" svg:x="13.335cm" svg:y="5.864cm">
          <text:p text:style-name="P3">2</text:p>
        </draw:circle>
        <draw:circle draw:style-name="gr2" draw:text-style-name="P4" draw:layer="layout" svg:width="1.905cm" svg:height="1.905cm" svg:x="19.685cm" svg:y="5.864cm">
          <text:p text:style-name="P3">3</text:p>
        </draw:circle>
        <draw:line draw:style-name="gr5" draw:text-style-name="P4" draw:layer="layout" svg:x1="4.445cm" svg:y1="6.499cm" svg:x2="8.255cm" svg:y2="6.499cm">
          <text:p/>
        </draw:line>
        <draw:line draw:style-name="gr5" draw:text-style-name="P4" draw:layer="layout" svg:x1="10.16cm" svg:y1="7.134cm" svg:x2="13.335cm" svg:y2="7.134cm">
          <text:p/>
        </draw:line>
        <draw:line draw:style-name="gr5" draw:text-style-name="P4" draw:layer="layout" svg:x1="15.24cm" svg:y1="7.134cm" svg:x2="19.685cm" svg:y2="7.134cm">
          <text:p/>
        </draw:line>
        <draw:line draw:style-name="gr6" draw:text-style-name="P4" draw:layer="layout" svg:x1="20.955cm" svg:y1="7.769cm" svg:x2="20.955cm" svg:y2="9.674cm">
          <text:p/>
        </draw:line>
        <draw:line draw:style-name="gr6" draw:text-style-name="P4" draw:layer="layout" svg:x1="20.32cm" svg:y1="9.674cm" svg:x2="3.81cm" svg:y2="9.674cm">
          <text:p/>
        </draw:line>
        <draw:line draw:style-name="gr5" draw:text-style-name="P4" draw:layer="layout" svg:x1="3.81cm" svg:y1="9.674cm" svg:x2="3.81cm" svg:y2="7.769cm">
          <text:p/>
        </draw:line>
        <draw:frame draw:style-name="gr3" draw:text-style-name="P10" draw:layer="layout" svg:width="2.39cm" svg:height="1.517cm" svg:x="4.595cm" svg:y="5.247cm">
          <draw:text-box>
            <text:p text:style-name="P1"><text:span text:style-name="T5">!a/0</text:span></text:p>
          </draw:text-box>
        </draw:frame>
        <draw:frame draw:style-name="gr3" draw:text-style-name="P10" draw:layer="layout" svg:width="2.39cm" svg:height="1.517cm" svg:x="9.995cm" svg:y="5.848cm">
          <draw:text-box>
            <text:p text:style-name="P1"><text:span text:style-name="T5">!a/1</text:span></text:p>
          </draw:text-box>
        </draw:frame>
        <draw:frame draw:style-name="gr3" draw:text-style-name="P10" draw:layer="layout" svg:width="2.39cm" svg:height="1.517cm" svg:x="15.295cm" svg:y="5.649cm">
          <draw:text-box>
            <text:p text:style-name="P1"><text:span text:style-name="T5">!a/2</text:span></text:p>
          </draw:text-box>
        </draw:frame>
        <draw:frame draw:style-name="gr3" draw:text-style-name="P10" draw:layer="layout" svg:width="2.39cm" svg:height="1.517cm" svg:x="15.295cm" svg:y="8.25cm">
          <draw:text-box>
            <text:p text:style-name="P1"><text:span text:style-name="T5">!a/3</text:span></text:p>
          </draw:text-box>
        </draw:frame>
        <draw:line draw:style-name="gr6" draw:text-style-name="P4" draw:layer="layout" svg:x1="3.175cm" svg:y1="7.769cm" svg:x2="3.175cm" svg:y2="10.309cm">
          <text:p/>
        </draw:line>
        <draw:line draw:style-name="gr5" draw:text-style-name="P4" draw:layer="layout" svg:x1="3.175cm" svg:y1="10.309cm" svg:x2="21.59cm" svg:y2="10.309cm">
          <text:p/>
        </draw:line>
        <draw:line draw:style-name="gr5" draw:text-style-name="P4" draw:layer="layout" svg:x1="21.59cm" svg:y1="10.309cm" svg:x2="21.59cm" svg:y2="7.769cm">
          <text:p/>
        </draw:line>
        <draw:line draw:style-name="gr5" draw:text-style-name="P4" draw:layer="layout" svg:x1="20.32cm" svg:y1="5.229cm" svg:x2="15.24cm" svg:y2="5.229cm">
          <text:p/>
        </draw:line>
        <draw:line draw:style-name="gr6" draw:text-style-name="P4" draw:layer="layout" svg:x1="15.24cm" svg:y1="5.229cm" svg:x2="14.605cm" svg:y2="5.864cm">
          <text:p/>
        </draw:line>
        <draw:line draw:style-name="gr6" draw:text-style-name="P4" draw:layer="layout" svg:x1="20.32cm" svg:y1="5.864cm" svg:x2="20.32cm" svg:y2="5.229cm">
          <text:p/>
        </draw:line>
        <draw:line draw:style-name="gr5" draw:text-style-name="P4" draw:layer="layout" svg:x1="13.97cm" svg:y1="7.769cm" svg:x2="10.795cm" svg:y2="8.404cm">
          <text:p/>
        </draw:line>
        <draw:line draw:style-name="gr5" draw:text-style-name="P4" draw:layer="layout" svg:x1="10.795cm" svg:y1="8.404cm" svg:x2="9.525cm" svg:y2="7.769cm">
          <text:p/>
        </draw:line>
        <draw:line draw:style-name="gr5" draw:text-style-name="P4" draw:layer="layout" svg:x1="8.255cm" svg:y1="7.769cm" svg:x2="7.62cm" svg:y2="7.769cm">
          <text:p/>
        </draw:line>
        <draw:line draw:style-name="gr5" draw:text-style-name="P4" draw:layer="layout" svg:x1="7.62cm" svg:y1="7.769cm" svg:x2="4.445cm" svg:y2="7.134cm">
          <text:p/>
        </draw:line>
        <draw:frame draw:style-name="gr3" draw:text-style-name="P10" draw:layer="layout" svg:width="2.077cm" svg:height="1.517cm" svg:x="5.865cm" svg:y="10.309cm">
          <draw:text-box>
            <text:p text:style-name="P1"><text:span text:style-name="T5">a/3</text:span></text:p>
          </draw:text-box>
        </draw:frame>
        <draw:frame draw:style-name="gr3" draw:text-style-name="P10" draw:layer="layout" svg:width="2.077cm" svg:height="1.517cm" svg:x="16.466cm" svg:y="3.81cm">
          <draw:text-box>
            <text:p text:style-name="P1"><text:span text:style-name="T5">a/2</text:span></text:p>
          </draw:text-box>
        </draw:frame>
        <draw:frame draw:style-name="gr3" draw:text-style-name="P10" draw:layer="layout" svg:width="2.077cm" svg:height="1.517cm" svg:x="12.065cm" svg:y="7.769cm">
          <draw:text-box>
            <text:p text:style-name="P1"><text:span text:style-name="T5">a/1</text:span></text:p>
          </draw:text-box>
        </draw:frame>
        <draw:frame draw:style-name="gr3" draw:text-style-name="P10" draw:layer="layout" svg:width="2.077cm" svg:height="1.517cm" svg:x="5.066cm" svg:y="7.47cm">
          <draw:text-box>
            <text:p text:style-name="P1"><text:span text:style-name="T5">a/0</text:span></text:p>
          </draw:text-box>
        </draw:frame>
        <draw:frame draw:style-name="gr3" draw:text-style-name="P12" draw:layer="layout" svg:width="11.949cm" svg:height="6.859cm" svg:x="7.62cm" svg:y="13.335cm">
          <draw:text-box>
            <text:p text:style-name="P1"><text:span text:style-name="T7">Estado <text:s text:c="2"/>A <text:s text:c="5"/>Proximo <text:s text:c="3"/>Saida</text:span></text:p>
            <text:p text:style-name="P1"><text:span text:style-name="T7"><text:s text:c="2"/></text:span><text:span text:style-name="T7">00 <text:s text:c="7"/>0 <text:s text:c="8"/>01 <text:s text:c="12"/>0</text:span></text:p>
            <text:p text:style-name="P1"><text:span text:style-name="T7"><text:s text:c="2"/></text:span><text:span text:style-name="T7">00 <text:s text:c="7"/>1 <text:s text:c="8"/>11 <text:s text:c="12"/>3</text:span></text:p>
            <text:p text:style-name="P1"><text:span text:style-name="T7"><text:s text:c="2"/></text:span><text:span text:style-name="T7">01 <text:s text:c="7"/>0 <text:s text:c="8"/>10 <text:s text:c="12"/>1</text:span></text:p>
            <text:p text:style-name="P1"><text:span text:style-name="T7"><text:s text:c="2"/></text:span><text:span text:style-name="T7">01 <text:s text:c="7"/>1 <text:s text:c="8"/>00 <text:s text:c="12"/>0</text:span></text:p>
            <text:p text:style-name="P1"><text:span text:style-name="T7"><text:s text:c="2"/></text:span><text:span text:style-name="T7">10 <text:s text:c="11"/></text:span></text:p>
            <text:p text:style-name="P1"><text:span text:style-name="T7">..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Circuito com entrada</text:p>
          </draw:text-box>
        </draw:frame>
        <draw:rect draw:style-name="gr2" draw:text-style-name="P13" draw:layer="layout" svg:width="7.62cm" svg:height="6.985cm" svg:x="9.525cm" svg:y="5.715cm">
          <text:p text:style-name="P3"><text:span text:style-name="T8">ROM</text:span></text:p>
        </draw:rect>
        <draw:line draw:style-name="gr5" draw:text-style-name="P13" draw:layer="layout" svg:x1="15.875cm" svg:y1="12.7cm" svg:x2="21.59cm" svg:y2="14.605cm">
          <text:p/>
        </draw:line>
        <draw:frame draw:style-name="gr3" draw:text-style-name="P6" draw:layer="layout" svg:width="3.029cm" svg:height="1.352cm" svg:x="22.225cm" svg:y="13.888cm">
          <draw:text-box>
            <text:p text:style-name="P1"><text:span text:style-name="T3">Saida</text:span></text:p>
          </draw:text-box>
        </draw:frame>
        <draw:rect draw:style-name="gr7" draw:text-style-name="P4" draw:layer="layout" svg:width="4.445cm" svg:height="3.81cm" svg:x="10.16cm" svg:y="15.24cm">
          <text:p text:style-name="P3">FF</text:p>
        </draw:rect>
        <draw:line draw:style-name="gr5" draw:text-style-name="P4" draw:layer="layout" svg:x1="12.7cm" svg:y1="12.7cm" svg:x2="12.7cm" svg:y2="15.24cm">
          <text:p/>
        </draw:line>
        <draw:line draw:style-name="gr5" draw:text-style-name="P4" draw:layer="layout" svg:x1="10.16cm" svg:y1="17.145cm" svg:x2="6.985cm" svg:y2="17.145cm">
          <text:p/>
        </draw:line>
        <draw:line draw:style-name="gr5" draw:text-style-name="P4" draw:layer="layout" svg:x1="6.985cm" svg:y1="17.145cm" svg:x2="6.985cm" svg:y2="10.795cm">
          <text:p/>
        </draw:line>
        <draw:rect draw:style-name="gr10" draw:text-style-name="P4" draw:layer="layout" svg:width="1.27cm" svg:height="3.81cm" svg:x="7.62cm" svg:y="8.255cm">
          <text:p/>
        </draw:rect>
        <draw:line draw:style-name="gr5" draw:text-style-name="P14" draw:layer="layout" svg:x1="3.175cm" svg:y1="9.525cm" svg:x2="6.985cm" svg:y2="9.525cm">
          <text:p/>
        </draw:line>
        <draw:frame draw:style-name="gr3" draw:text-style-name="P10" draw:layer="layout" svg:width="4.346cm" svg:height="1.517cm" svg:x="1.905cm" svg:y="8.206cm">
          <draw:text-box>
            <text:p text:style-name="P1"><text:span text:style-name="T5">entrada</text:span></text:p>
          </draw:text-box>
        </draw:frame>
        <draw:frame draw:style-name="gr3" draw:text-style-name="P15" draw:layer="layout" svg:width="8.13cm" svg:height="3.095cm" svg:x="17.78cm" svg:y="7.62cm">
          <draw:text-box>
            <text:p text:style-name="P1"><text:span text:style-name="T8">8 palavras de</text:span></text:p>
            <text:p text:style-name="P1"><text:span text:style-name="T8">4 bi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Ex4 teste 2011</text:p>
          </draw:text-box>
        </draw:frame>
        <draw:circle draw:style-name="gr2" draw:text-style-name="P16" draw:layer="layout" svg:width="1.905cm" svg:height="1.905cm" svg:x="2.54cm" svg:y="5.864cm">
          <text:p text:style-name="P16">0</text:p>
        </draw:circle>
        <draw:circle draw:style-name="gr2" draw:text-style-name="P16" draw:layer="layout" svg:width="1.905cm" svg:height="1.905cm" svg:x="13.335cm" svg:y="5.715cm">
          <text:p text:style-name="P16">1</text:p>
        </draw:circle>
        <draw:circle draw:style-name="gr2" draw:text-style-name="P16" draw:layer="layout" svg:width="1.905cm" svg:height="1.905cm" svg:x="7.82cm" svg:y="5.915cm">
          <text:p text:style-name="P16">2</text:p>
        </draw:circle>
        <draw:circle draw:style-name="gr2" draw:text-style-name="P16" draw:layer="layout" svg:width="1.905cm" svg:height="1.905cm" svg:x="19.685cm" svg:y="5.864cm">
          <text:p text:style-name="P16">3</text:p>
        </draw:circle>
        <draw:line draw:style-name="gr5" draw:text-style-name="P4" draw:layer="layout" svg:x1="4.445cm" svg:y1="6.985cm" svg:x2="7.62cm" svg:y2="6.985cm">
          <text:p/>
        </draw:line>
        <draw:frame draw:style-name="gr11" draw:text-style-name="P6" draw:layer="layout" svg:width="20.955cm" svg:height="4.655cm" svg:x="3.175cm" svg:y="11.43cm">
          <draw:text-box>
            <text:p text:style-name="P6"><text:span text:style-name="T3">A com 1 bit</text:span></text:p>
            <text:p text:style-name="P6"><text:span text:style-name="T3">A=0 fazer 0,2,1,3,0,2,1,3</text:span></text:p>
            <text:p text:style-name="P6"><text:span text:style-name="T3"/></text:p>
            <text:p text:style-name="P6"><text:span text:style-name="T3">A=1 fazer 0,1,0,1,..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user-transformed="true">
          <draw:text-box>
            <text:p text:style-name="P1">Ex4 teste 2011</text:p>
          </draw:text-box>
        </draw:frame>
        <draw:circle draw:style-name="gr7" draw:text-style-name="P16" draw:layer="layout" svg:width="1.905cm" svg:height="1.905cm" svg:x="2.54cm" svg:y="5.864cm">
          <text:p text:style-name="P16">0</text:p>
        </draw:circle>
        <draw:circle draw:style-name="gr7" draw:text-style-name="P16" draw:layer="layout" svg:width="1.905cm" svg:height="1.905cm" svg:x="13.335cm" svg:y="5.715cm">
          <text:p text:style-name="P16">1</text:p>
        </draw:circle>
        <draw:circle draw:style-name="gr2" draw:text-style-name="P16" draw:layer="layout" svg:width="1.905cm" svg:height="1.905cm" svg:x="7.82cm" svg:y="5.915cm">
          <text:p text:style-name="P16">2</text:p>
        </draw:circle>
        <draw:circle draw:style-name="gr2" draw:text-style-name="P16" draw:layer="layout" svg:width="1.905cm" svg:height="1.905cm" svg:x="19.685cm" svg:y="5.864cm">
          <text:p text:style-name="P16">3</text:p>
        </draw:circle>
        <draw:line draw:style-name="gr5" draw:text-style-name="P4" draw:layer="layout" svg:x1="4.445cm" svg:y1="6.985cm" svg:x2="7.62cm" svg:y2="6.985cm">
          <text:p/>
        </draw:line>
        <draw:frame draw:style-name="gr11" draw:text-style-name="P6" draw:layer="layout" svg:width="20.955cm" svg:height="4.655cm" svg:x="3.175cm" svg:y="11.43cm">
          <draw:text-box>
            <text:p text:style-name="P6"><text:span text:style-name="T3">A com 1 bit</text:span></text:p>
            <text:p text:style-name="P6"><text:span text:style-name="T3">A=0 fazer 0,2,1,3,0,2,1,3</text:span></text:p>
            <text:p text:style-name="P6"><text:span text:style-name="T3"/></text:p>
            <text:p text:style-name="P6"><text:span text:style-name="T3">A=1 fazer 0,1,0,1,.....</text:span></text:p>
          </draw:text-box>
        </draw:frame>
        <draw:frame draw:style-name="gr12" draw:layer="layout" svg:width="1.271cm" svg:height="1.597cm" svg:x="5.714cm" svg:y="5.388cm">
          <draw:text-box>
            <text:p>!a</text:p>
          </draw:text-box>
        </draw:frame>
        <draw:line draw:style-name="gr5" draw:text-style-name="P4" draw:layer="layout" svg:x1="10.046cm" svg:y1="6.986cm" svg:x2="13.221cm" svg:y2="6.986cm">
          <text:p/>
        </draw:line>
        <draw:frame draw:style-name="gr12" draw:layer="layout" svg:width="1.271cm" svg:height="1.597cm" svg:x="11.315cm" svg:y="5.389cm">
          <draw:text-box>
            <text:p>!a</text:p>
          </draw:text-box>
        </draw:frame>
        <draw:line draw:style-name="gr5" draw:text-style-name="P4" draw:layer="layout" svg:x1="15.946cm" svg:y1="6.986cm" svg:x2="19.121cm" svg:y2="6.986cm">
          <text:p/>
        </draw:line>
        <draw:frame draw:style-name="gr12" draw:layer="layout" svg:width="1.271cm" svg:height="1.597cm" svg:x="17.215cm" svg:y="5.389cm">
          <draw:text-box>
            <text:p>!a</text:p>
          </draw:text-box>
        </draw:frame>
        <draw:line draw:style-name="gr6" draw:text-style-name="P4" draw:layer="layout" svg:x1="20.32cm" svg:y1="7.62cm" svg:x2="20.32cm" svg:y2="10.16cm">
          <text:p/>
        </draw:line>
        <draw:line draw:style-name="gr5" draw:text-style-name="P4" draw:layer="layout" svg:x1="20.32cm" svg:y1="10.16cm" svg:x2="3.175cm" svg:y2="10.16cm">
          <text:p/>
        </draw:line>
        <draw:line draw:style-name="gr6" draw:text-style-name="P4" draw:layer="layout" svg:x1="3.175cm" svg:y1="7.62cm" svg:x2="3.175cm" svg:y2="10.16cm">
          <text:p/>
        </draw:line>
        <draw:frame draw:style-name="gr12" draw:layer="layout" svg:width="1.271cm" svg:height="1.597cm" svg:x="11.415cm" svg:y="9.289cm">
          <draw:text-box>
            <text:p>!a</text:p>
          </draw:text-box>
        </draw:frame>
        <draw:line draw:style-name="gr6" draw:text-style-name="P4" draw:layer="layout" svg:x1="14.605cm" svg:y1="7.62cm" svg:x2="14.605cm" svg:y2="8.89cm">
          <text:p/>
        </draw:line>
        <draw:line draw:style-name="gr6" draw:text-style-name="P4" draw:layer="layout" svg:x1="4.445cm" svg:y1="8.89cm" svg:x2="14.605cm" svg:y2="8.89cm">
          <text:p/>
        </draw:line>
        <draw:line draw:style-name="gr5" draw:text-style-name="P4" draw:layer="layout" svg:x1="4.445cm" svg:y1="8.89cm" svg:x2="3.81cm" svg:y2="7.62cm">
          <text:p/>
        </draw:line>
        <draw:line draw:style-name="gr6" draw:text-style-name="P4" draw:layer="layout" svg:x1="4.01cm" svg:y1="6.15cm" svg:x2="5.28cm" svg:y2="4.88cm">
          <text:p/>
        </draw:line>
        <draw:line draw:style-name="gr5" draw:text-style-name="P4" draw:layer="layout" svg:x1="5.08cm" svg:y1="5.08cm" svg:x2="13.335cm" svg:y2="5.08cm">
          <text:p/>
        </draw:line>
        <draw:line draw:style-name="gr6" draw:text-style-name="P4" draw:layer="layout" svg:x1="13.97cm" svg:y1="5.715cm" svg:x2="13.335cm" svg:y2="5.08cm">
          <text:p/>
        </draw:line>
        <draw:frame draw:style-name="gr12" draw:layer="layout" svg:width="1.271cm" svg:height="1.597cm" svg:x="7.815cm" svg:y="4.189cm">
          <draw:text-box>
            <text:p>a</text:p>
          </draw:text-box>
        </draw:frame>
        <draw:frame draw:style-name="gr12" draw:layer="layout" svg:width="1.271cm" svg:height="1.597cm" svg:x="7.816cm" svg:y="7.99cm">
          <draw:text-box>
            <text:p>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adrão-title" draw:layer="backgroundobjects" svg:width="13.968cm" svg:height="10.476cm" svg:x="3.81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generator>BrOffice.org/3.0$Linux OpenOffice.org_project/300m9$Build-9358</meta:generator>
    <meta:initial-creator>Ricardo dos Santos Ferreira</meta:initial-creator>
    <meta:creation-date>2008-10-10T16:39:50</meta:creation-date>
    <dc:date>2011-09-20T16:20:09</dc:date>
    <meta:editing-cycles>9</meta:editing-cycles>
    <meta:editing-duration>PT05H25M46S</meta:editing-duration>
    <meta:document-statistic meta:object-count="283"/>
    <meta:user-defined meta:name="Informações 1"/>
    <meta:user-defined meta:name="Informações 2"/>
    <meta:user-defined meta:name="Informações 3"/>
    <meta:user-defined meta:name="Informações 4"/>
  </office:meta>
</office:document-meta>
</file>